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skewX (0.00122173047639609) rotate (-2.15687788961459) translate (5.48064014322751cm 7.03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5.48099110710371cm 4.958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1:14.672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2"/>
  </office:meta>
</office:document-meta>
</file>